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ValueEvent.ElementValueEvent( Object source , String elementName , String elementValue , Attributes element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ValueEvent.get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ValueEv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ValueEvent.getEle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